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2a2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2a2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2a2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2a2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2a2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2a2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2a2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2a2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2a2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2a2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2a2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2a2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2a2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2a2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2a2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2a2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2a2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Gabriel Alejandro Betancourt Sos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7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52893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José Betancourt Marrer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273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9.2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1" meta:non-whitespace-character-count="1004"/>
    <meta:template xlink:type="simple" xlink:actuate="onRequest" xlink:title="Normal" xlink:href=""/>
  </office:meta>
</office:document-meta>
</file>